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MARTINE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bastien lhuillier</meta:initial-creator>
    <meta:creation-date>2014-04-19T12:05:14</meta:creation-date>
    <meta:editing-cycles>1</meta:editing-cycles>
    <meta:editing-duration>PT4M20S</meta:editing-duration>
    <dc:description>Ceci est un commentaires
</dc:description>
    <meta:keyword>BDSM</meta:keyword>
    <meta:keyword>fouet</meta:keyword>
    <meta:keyword>martinet</meta:keyword>
    <meta:keyword>cage de chasteté</meta:keyword>
    <meta:keyword>cadenas</meta:keyword>
    <dc:subject>Ce fichier parle de ce sujet : le BDSM</dc:subject>
    <dc:title>Teste de la saisie du titre</dc:title>
    <meta:document-statistic meta:table-count="0" meta:image-count="0" meta:object-count="0" meta:page-count="1" meta:paragraph-count="1" meta:word-count="1" meta:character-count="8"/>
    <dc:date>2014-04-19T12:09:19</dc:date>
    <dc:creator>sebastien lhuillier</dc:creator>
    <meta:generator>OpenOffice/4.0.0$Unix OpenOffice.org_project/400m3$Build-9702</meta:generator>
  </office:meta>
</office:document-meta>
</file>